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ea3de" officeooo:paragraph-rsid="001ea3de"/>
    </style:style>
    <style:style style:name="P20" style:family="paragraph" style:parent-style-name="Standard">
      <style:text-properties officeooo:rsid="001ea80d" officeooo:paragraph-rsid="001ea80d"/>
    </style:style>
    <style:style style:name="P21" style:family="paragraph" style:parent-style-name="Standard">
      <style:text-properties officeooo:rsid="002828e3" officeooo:paragraph-rsid="002828e3"/>
    </style:style>
    <style:style style:name="P22" style:family="paragraph" style:parent-style-name="Standard">
      <style:text-properties officeooo:rsid="002828e3" officeooo:paragraph-rsid="0030fcd7"/>
    </style:style>
    <style:style style:name="P23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4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6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0" style:family="paragraph" style:parent-style-name="Standard">
      <style:text-properties officeooo:rsid="002972d3" officeooo:paragraph-rsid="002972d3"/>
    </style:style>
    <style:style style:name="P31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2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3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4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5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6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7" style:family="paragraph" style:parent-style-name="Standard">
      <style:text-properties fo:font-style="italic" officeooo:rsid="002972d3" officeooo:paragraph-rsid="003a4a22" style:font-style-asian="italic" style:font-style-complex="italic"/>
    </style:style>
    <style:style style:name="P38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39" style:family="paragraph" style:parent-style-name="Standard">
      <style:text-properties fo:font-style="italic" officeooo:rsid="003a4a22" officeooo:paragraph-rsid="003a4a22" style:font-style-asian="italic" style:font-style-complex="italic"/>
    </style:style>
    <style:style style:name="P40" style:family="paragraph" style:parent-style-name="Standard">
      <style:text-properties fo:font-style="italic" officeooo:rsid="0044d019" officeooo:paragraph-rsid="0044d019" style:font-style-asian="italic" style:font-style-complex="italic"/>
    </style:style>
    <style:style style:name="P41" style:family="paragraph" style:parent-style-name="Standard">
      <style:text-properties officeooo:rsid="001c9903" officeooo:paragraph-rsid="002828e3"/>
    </style:style>
    <style:style style:name="P42" style:family="paragraph" style:parent-style-name="Standard">
      <style:text-properties officeooo:rsid="001c9903" officeooo:paragraph-rsid="001c9903"/>
    </style:style>
    <style:style style:name="P43" style:family="paragraph" style:parent-style-name="Standard">
      <style:text-properties officeooo:rsid="001c0a70" officeooo:paragraph-rsid="001c0a70"/>
    </style:style>
    <style:style style:name="P44" style:family="paragraph" style:parent-style-name="Standard">
      <style:text-properties officeooo:rsid="001d1e2d" officeooo:paragraph-rsid="003c6f2a"/>
    </style:style>
    <style:style style:name="P45" style:family="paragraph" style:parent-style-name="Standard">
      <style:text-properties officeooo:rsid="00366e2c" officeooo:paragraph-rsid="00366e2c"/>
    </style:style>
    <style:style style:name="P46" style:family="paragraph" style:parent-style-name="Standard">
      <style:text-properties officeooo:rsid="003e1cc5" officeooo:paragraph-rsid="003e1cc5"/>
    </style:style>
    <style:style style:name="P47" style:family="paragraph" style:parent-style-name="Standard">
      <style:text-properties officeooo:rsid="0041d4ec" officeooo:paragraph-rsid="0041d4ec"/>
    </style:style>
    <style:style style:name="P48" style:family="paragraph" style:parent-style-name="Standard">
      <style:text-properties officeooo:rsid="0043826e" officeooo:paragraph-rsid="0043826e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71ab9"/>
    </style:style>
    <style:style style:name="T7" style:family="text">
      <style:text-properties officeooo:rsid="002b172a"/>
    </style:style>
    <style:style style:name="T8" style:family="text">
      <style:text-properties officeooo:rsid="002df827"/>
    </style:style>
    <style:style style:name="T9" style:family="text">
      <style:text-properties officeooo:rsid="0030fcd7"/>
    </style:style>
    <style:style style:name="T10" style:family="text">
      <style:text-properties officeooo:rsid="0033c132"/>
    </style:style>
    <style:style style:name="T11" style:family="text">
      <style:text-properties officeooo:rsid="00371faf"/>
    </style:style>
    <style:style style:name="T12" style:family="text">
      <style:text-properties officeooo:rsid="0038c3cb"/>
    </style:style>
    <style:style style:name="T13" style:family="text">
      <style:text-properties officeooo:rsid="003a4a22"/>
    </style:style>
    <style:style style:name="T14" style:family="text">
      <style:text-properties officeooo:rsid="003c3e01"/>
    </style:style>
    <style:style style:name="T15" style:family="text">
      <style:text-properties officeooo:rsid="003f5670"/>
    </style:style>
    <style:style style:name="T16" style:family="text">
      <style:text-properties officeooo:rsid="003f7b28"/>
    </style:style>
    <style:style style:name="T17" style:family="text">
      <style:text-properties officeooo:rsid="0044b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r Routes</text:p>
      <text:p text:style-name="P23">- <text:span text:style-name="T4">get_user_id()</text:span></text:p>
      <text:p text:style-name="P21">'/api/v1/user/get_user_id'</text:p>
      <text:p text:style-name="P20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0">Output:</text:p>
      <text:p text:style-name="P31">{</text:p>
      <text:p text:style-name="P31"><text:s text:c="2"/>"status": "Success",</text:p>
      <text:p text:style-name="P31"><text:s text:c="2"/>"user_id": 1</text:p>
      <text:p text:style-name="P31">}</text:p>
      <text:p text:style-name="P30"/>
      <text:p text:style-name="P24">- get_favourite_buildings()</text:p>
      <text:p text:style-name="P21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result": [</text:p>
      <text:p text:style-name="P31"><text:s text:c="4"/>{</text:p>
      <text:p text:style-name="P31"><text:s text:c="6"/>"fav_id": 2,</text:p>
      <text:p text:style-name="P31"><text:s text:c="6"/>"user_id": 1,</text:p>
      <text:p text:style-name="P31"><text:s text:c="6"/>"building_id": 1</text:p>
      <text:p text:style-name="P31"><text:s text:c="4"/>}</text:p>
      <text:p text:style-name="P31"><text:s text:c="2"/>]</text:p>
      <text:p text:style-name="P31">}</text:p>
      <text:p text:style-name="P4"/>
      <text:p text:style-name="P24"><text:span text:style-name="T2">- add</text:span>_favourite_building()</text:p>
      <text:p text:style-name="P21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fav_id": 2</text:p>
      <text:p text:style-name="P31">}</text:p>
      <text:p text:style-name="P24"><text:span text:style-name="T2">- delete</text:span>_favourite_building()</text:p>
      <text:p text:style-name="P21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{</text:p>
      <text:p text:style-name="P31"><text:soft-page-break/><text:s text:c="2"/>"status": "Success",</text:p>
      <text:p text:style-name="P31"><text:s text:c="2"/>"fav_id": 2</text:p>
      <text:p text:style-name="P31">}</text:p>
      <text:p text:style-name="P4"/>
      <text:p text:style-name="P26">- <text:span text:style-name="T6">create_booking</text:span>()</text:p>
      <text:p text:style-name="P21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0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1">Output</text:p>
      <text:p text:style-name="P35">{</text:p>
      <text:p text:style-name="P31"><text:s text:c="2"/>"status": "Success",</text:p>
      <text:p text:style-name="P31"><text:s text:c="2"/>"booking_id": 1</text:p>
      <text:p text:style-name="P31">}</text:p>
      <text:p text:style-name="P11"/>
      <text:p text:style-name="P26">- <text:span text:style-name="T3">delete</text:span>_<text:span text:style-name="T6">booking</text:span>()</text:p>
      <text:p text:style-name="P21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0">Output</text:p>
      <text:p text:style-name="P31">{</text:p>
      <text:p text:style-name="P31"><text:s text:c="2"/>"status": "Success"</text:p>
      <text:p text:style-name="P31">}</text:p>
      <text:p text:style-name="P31"/>
      <text:p text:style-name="P28">- <text:span text:style-name="T9">add_comment</text:span>()</text:p>
      <text:p text:style-name="P22">'/api/v1/user/<text:span text:style-name="T12">add_comment'</text:span></text:p>
      <text:p text:style-name="P13">POST</text:p>
      <text:p text:style-name="P9">Input <text:span text:style-name="T2">(headers)</text:span>: <text:span text:style-name="T3">user_id</text:span></text:p>
      <text:p text:style-name="P44">Input (body): <text:span text:style-name="T12">building_id, title(20 chars), message</text:span></text:p>
      <text:p text:style-name="P9">Input <text:span text:style-name="T2">(query)</text:span>: <text:span text:style-name="T3">None</text:span></text:p>
      <text:p text:style-name="P37">Output: <text:span text:style-name="T13">{</text:span></text:p>
      <text:p text:style-name="P39"><text:s text:c="2"/>"status": "Success",</text:p>
      <text:p text:style-name="P39"><text:s text:c="2"/>"comment_id": 2</text:p>
      <text:p text:style-name="P39">}</text:p>
      <text:p text:style-name="P4"/>
      <text:p text:style-name="P29">Building Routes</text:p>
      <text:p text:style-name="P23"/>
      <text:p text:style-name="P23">- get_nearby_buildings()</text:p>
      <text:p text:style-name="P21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<text:span text:style-name="T17">list of buildings</text:span></text:p>
      <text:p text:style-name="P40">{</text:p>
      <text:p text:style-name="P40"><text:s text:c="4"/>"status": "Success",</text:p>
      <text:p text:style-name="P40"><text:soft-page-break/><text:s text:c="4"/>"response": [</text:p>
      <text:p text:style-name="P40"><text:s text:c="8"/>{</text:p>
      <text:p text:style-name="P40"><text:s text:c="12"/>"building_id": 9,</text:p>
      <text:p text:style-name="P40"><text:s text:c="12"/>"code": "MB",</text:p>
      <text:p text:style-name="P40"><text:s text:c="12"/>"name": "Lassonde Mining Building MB",</text:p>
      <text:p text:style-name="P40"><text:s text:c="12"/>"address": "170 College Street,Toronto,ON,Canada,M5S 3E3",</text:p>
      <text:p text:style-name="P40"><text:s text:c="12"/>"num_rooms": 350,</text:p>
      <text:p text:style-name="P40"><text:s text:c="12"/>"lat": 43.6595,</text:p>
      <text:p text:style-name="P40"><text:s text:c="12"/>"lon": -79.3934</text:p>
      <text:p text:style-name="P40"><text:s text:c="8"/>},</text:p>
      <text:p text:style-name="P40"><text:s text:c="8"/>{</text:p>
      <text:p text:style-name="P40"><text:s text:c="12"/>"building_id": 24,</text:p>
      <text:p text:style-name="P40"><text:s text:c="12"/>"code": "RS",</text:p>
      <text:p text:style-name="P40"><text:s text:c="12"/>"name": "Rosebrugh Building RS",</text:p>
      <text:p text:style-name="P40"><text:s text:c="12"/>"address": "164 College Street,Toronto,ON,Canada,M5S 3G9",</text:p>
      <text:p text:style-name="P40"><text:s text:c="12"/>"num_rooms": 350,</text:p>
      <text:p text:style-name="P40"><text:s text:c="12"/>"lat": 43.6601,</text:p>
      <text:p text:style-name="P40"><text:s text:c="12"/>"lon": -79.3932</text:p>
      <text:p text:style-name="P40"><text:s text:c="8"/>},</text:p>
      <text:p text:style-name="P40"><text:s text:c="8"/>{</text:p>
      <text:p text:style-name="P40"><text:s text:c="12"/>"building_id": 26,</text:p>
      <text:p text:style-name="P40"><text:s text:c="12"/>"code": "MC",</text:p>
      <text:p text:style-name="P40"><text:s text:c="12"/>"name": "Mechanical Engineering Building MC",</text:p>
      <text:p text:style-name="P40"><text:s text:c="12"/>"address": "5 King's College Road,Toronto,ON,Canada,M5S 3G8",</text:p>
      <text:p text:style-name="P40"><text:s text:c="12"/>"num_rooms": 350,</text:p>
      <text:p text:style-name="P40"><text:s text:c="12"/>"lat": 43.6599,</text:p>
      <text:p text:style-name="P40"><text:s text:c="12"/>"lon": -79.394</text:p>
      <text:p text:style-name="P40"><text:s text:c="8"/>},</text:p>
      <text:p text:style-name="P40"><text:s text:c="8"/>{</text:p>
      <text:p text:style-name="P40"><text:s text:c="12"/>"building_id": 28,</text:p>
      <text:p text:style-name="P40"><text:s text:c="12"/>"code": "HA",</text:p>
      <text:p text:style-name="P40"><text:s text:c="12"/>"name": "Haultain Building HA",</text:p>
      <text:p text:style-name="P40"><text:s text:c="12"/>"address": "170 College Street (rear of),Toronto,ON,Canada,M5S 3E3",</text:p>
      <text:p text:style-name="P40"><text:s text:c="12"/>"num_rooms": 350,</text:p>
      <text:p text:style-name="P40"><text:s text:c="12"/>"lat": 43.6599,</text:p>
      <text:p text:style-name="P40"><text:s text:c="12"/>"lon": -79.3936</text:p>
      <text:p text:style-name="P40"><text:s text:c="8"/>},</text:p>
      <text:p text:style-name="P40"><text:s text:c="8"/>{</text:p>
      <text:p text:style-name="P40"><text:s text:c="12"/>"building_id": 29,</text:p>
      <text:p text:style-name="P40"><text:s text:c="12"/>"code": "FG",</text:p>
      <text:p text:style-name="P40"><text:s text:c="12"/>"name": "FitzGerald Building FG",</text:p>
      <text:p text:style-name="P40"><text:s text:c="12"/>"address": "150 College Street,Toronto,ON,Canada,M5S 1A8",</text:p>
      <text:p text:style-name="P40"><text:s text:c="12"/>"num_rooms": 350,</text:p>
      <text:p text:style-name="P40"><text:s text:c="12"/>"lat": 43.6601,</text:p>
      <text:p text:style-name="P40"><text:s text:c="12"/>"lon": -79.3924</text:p>
      <text:p text:style-name="P40"><text:s text:c="8"/>},</text:p>
      <text:p text:style-name="P40"><text:s text:c="8"/>{</text:p>
      <text:p text:style-name="P40"><text:s text:c="12"/>"building_id": 73,</text:p>
      <text:p text:style-name="P40"><text:s text:c="12"/>"code": "RM",</text:p>
      <text:p text:style-name="P40"><text:soft-page-break/><text:s text:c="12"/>"name": "McCaul Street-254/256 RM",</text:p>
      <text:p text:style-name="P40"><text:s text:c="12"/>"address": "254-256 McCaul Street,Toronto,ON,Canada,M5T 1W5",</text:p>
      <text:p text:style-name="P40"><text:s text:c="12"/>"num_rooms": 350,</text:p>
      <text:p text:style-name="P40"><text:s text:c="12"/>"lat": 43.6586,</text:p>
      <text:p text:style-name="P40"><text:s text:c="12"/>"lon": -79.3936</text:p>
      <text:p text:style-name="P40"><text:s text:c="8"/>},</text:p>
      <text:p text:style-name="P40"><text:s text:c="8"/>{</text:p>
      <text:p text:style-name="P40"><text:s text:c="12"/>"building_id": 111,</text:p>
      <text:p text:style-name="P40"><text:s text:c="12"/>"code": "HS",</text:p>
      <text:p text:style-name="P40"><text:s text:c="12"/>"name": "Health Sciences Building HS",</text:p>
      <text:p text:style-name="P40"><text:s text:c="12"/>"address": "155 College Street,Toronto,ON,Canada,M5T 1P8",</text:p>
      <text:p text:style-name="P40"><text:s text:c="12"/>"num_rooms": 350,</text:p>
      <text:p text:style-name="P40"><text:s text:c="12"/>"lat": 43.659,</text:p>
      <text:p text:style-name="P40"><text:s text:c="12"/>"lon": -79.3929</text:p>
      <text:p text:style-name="P40"><text:s text:c="8"/>},</text:p>
      <text:p text:style-name="P40"><text:s text:c="8"/>{</text:p>
      <text:p text:style-name="P40"><text:s text:c="12"/>"building_id": 113,</text:p>
      <text:p text:style-name="P40"><text:s text:c="12"/>"code": "OA",</text:p>
      <text:p text:style-name="P40"><text:s text:c="12"/>"name": "Old Admin Bldg (Board of Ed) OA",</text:p>
      <text:p text:style-name="P40"><text:s text:c="12"/>"address": "263 McCaul Street,Toronto,ON,Canada,M5T 1W7",</text:p>
      <text:p text:style-name="P40"><text:s text:c="12"/>"num_rooms": 350,</text:p>
      <text:p text:style-name="P40"><text:s text:c="12"/>"lat": 43.6588,</text:p>
      <text:p text:style-name="P40"><text:s text:c="12"/>"lon": -79.3925</text:p>
      <text:p text:style-name="P40"><text:s text:c="8"/>},</text:p>
      <text:p text:style-name="P40"><text:s text:c="8"/>{</text:p>
      <text:p text:style-name="P40"><text:s text:c="12"/>"building_id": 115,</text:p>
      <text:p text:style-name="P40"><text:s text:c="12"/>"code": "DC",</text:p>
      <text:p text:style-name="P40"><text:s text:c="12"/>"name": "Terrence Donnelly Ctr for Cellular &amp; Biomolecular Res DC",</text:p>
      <text:p text:style-name="P40"><text:s text:c="12"/>"address": "160 College Street,Toronto,ON,Canada,M5S 3E1",</text:p>
      <text:p text:style-name="P40"><text:s text:c="12"/>"num_rooms": 350,</text:p>
      <text:p text:style-name="P40"><text:s text:c="12"/>"lat": 43.6602,</text:p>
      <text:p text:style-name="P40"><text:s text:c="12"/>"lon": -79.3929</text:p>
      <text:p text:style-name="P40"><text:s text:c="8"/>}</text:p>
      <text:p text:style-name="P40"><text:s text:c="4"/>]</text:p>
      <text:p text:style-name="P40">}</text:p>
      <text:p text:style-name="P3"/>
      <text:p text:style-name="P23">- get_all_buildings()</text:p>
      <text:p text:style-name="P21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7">Alphabetical List</text:span></text:p>
      <text:p text:style-name="P32">{</text:p>
      <text:p text:style-name="P32"><text:s text:c="2"/>"status": "Success",</text:p>
      <text:p text:style-name="P32"><text:s text:c="2"/>"response": [</text:p>
      <text:p text:style-name="P32"><text:s text:c="4"/>{</text:p>
      <text:p text:style-name="P32"><text:s text:c="6"/>"building_id": 1,</text:p>
      <text:p text:style-name="P32"><text:s text:c="6"/>"name": "Bahen Centre",</text:p>
      <text:p text:style-name="P38"><text:soft-page-break/><text:s text:c="7"/>"code": "BA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,</text:p>
      <text:p text:style-name="P32">{</text:p>
      <text:p text:style-name="P32"><text:s text:c="6"/>"building_id": 1,</text:p>
      <text:p text:style-name="P32"><text:s text:c="6"/>"name": "Bahen Centre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</text:p>
      <text:p text:style-name="P32"><text:s text:c="2"/>]</text:p>
      <text:p text:style-name="P32">}</text:p>
      <text:p text:style-name="P1"/>
      <text:p text:style-name="P23">- get_building_info()</text:p>
      <text:p text:style-name="P21">'/api/v1/building/get_building_info'</text:p>
      <text:p text:style-name="P19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0">Output: <text:span text:style-name="T11">{Available/Available Soon/Unavailable: room_id, code}, comments, bookings, hours</text:span></text:p>
      <text:p text:style-name="P30"/>
      <text:p text:style-name="P30"/>
      <text:p text:style-name="P23">- get_<text:span text:style-name="T4">building_</text:span>comments()</text:p>
      <text:p text:style-name="P21">'/api/v1/building/get_building_comments'</text:p>
      <text:p text:style-name="P1">GET </text:p>
      <text:p text:style-name="P3">Input <text:span text:style-name="T2">(headers)</text:span>: <text:span text:style-name="T14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46">{</text:p>
      <text:p text:style-name="P46"><text:s text:c="2"/>"status": "Success",</text:p>
      <text:p text:style-name="P46"><text:s text:c="2"/>"comments": [</text:p>
      <text:p text:style-name="P46"><text:s text:c="4"/>{</text:p>
      <text:p text:style-name="P46"><text:s text:c="6"/>"comment_id": 5,</text:p>
      <text:p text:style-name="P46"><text:s text:c="6"/>"building_id": 79,</text:p>
      <text:p text:style-name="P46"><text:s text:c="6"/>"title": "Food in Atrium",</text:p>
      <text:p text:style-name="P46"><text:s text:c="6"/>"message": "Free food in the Atrium of Bahen Centre, I think till 2pm",</text:p>
      <text:p text:style-name="P46"><text:s text:c="6"/>"user_id": 1,</text:p>
      <text:p text:style-name="P46"><text:s text:c="6"/>"date_and_time": "2017-03-31T04:12:40.941Z"</text:p>
      <text:p text:style-name="P46"><text:s text:c="4"/>}</text:p>
      <text:p text:style-name="P46"><text:s text:c="2"/>]</text:p>
      <text:p text:style-name="P46">}</text:p>
      <text:p text:style-name="P1"/>
      <text:p text:style-name="P23">- get_building_labs()</text:p>
      <text:p text:style-name="P21">'/api/v1/building/get_building_labs'</text:p>
      <text:p text:style-name="P1"><text:soft-page-break/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3"/>
      <text:p text:style-name="P23">- <text:span text:style-name="T1">get_room_info()</text:span></text:p>
      <text:p text:style-name="P21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15">room_id</text:span></text:p>
      <text:p text:style-name="P10">Output: </text:p>
      <text:p text:style-name="P47">{</text:p>
      <text:p text:style-name="P47"><text:s text:c="4"/>"status": "Success",</text:p>
      <text:p text:style-name="P47"><text:s text:c="4"/>"result": {</text:p>
      <text:p text:style-name="P47"><text:s text:c="8"/>"schedule": [</text:p>
      <text:p text:style-name="P47"><text:s text:c="12"/>{</text:p>
      <text:p text:style-name="P47"><text:s text:c="16"/>"schedule_id": 7,</text:p>
      <text:p text:style-name="P47"><text:s text:c="16"/>"classroom_id": 2,</text:p>
      <text:p text:style-name="P47"><text:s text:c="16"/>"building_id": 71,</text:p>
      <text:p text:style-name="P47"><text:s text:c="16"/>"activity": "CSC373-TUT",</text:p>
      <text:p text:style-name="P47"><text:s text:c="16"/>"start_time": "13:00:00",</text:p>
      <text:p text:style-name="P47"><text:s text:c="16"/>"end_time": "15:00:00",</text:p>
      <text:p text:style-name="P47"><text:s text:c="16"/>"weekday": "Friday"</text:p>
      <text:p text:style-name="P47"><text:s text:c="12"/>},</text:p>
      <text:p text:style-name="P47"><text:s text:c="12"/>{</text:p>
      <text:p text:style-name="P47"><text:s text:c="16"/>"schedule_id": 8,</text:p>
      <text:p text:style-name="P47"><text:s text:c="16"/>"classroom_id": 2,</text:p>
      <text:p text:style-name="P47"><text:s text:c="16"/>"building_id": 71,</text:p>
      <text:p text:style-name="P47"><text:s text:c="16"/>"activity": "CSC373-TUT",</text:p>
      <text:p text:style-name="P47"><text:s text:c="16"/>"start_time": "13:00:00",</text:p>
      <text:p text:style-name="P47"><text:s text:c="16"/>"end_time": "15:00:00",</text:p>
      <text:p text:style-name="P47"><text:s text:c="16"/>"weekday": "Friday"</text:p>
      <text:p text:style-name="P47"><text:s text:c="12"/>},</text:p>
      <text:p text:style-name="P47"><text:s text:c="12"/>{</text:p>
      <text:p text:style-name="P47"><text:s text:c="16"/>"schedule_id": 9,</text:p>
      <text:p text:style-name="P47"><text:s text:c="16"/>"classroom_id": 2,</text:p>
      <text:p text:style-name="P47"><text:s text:c="16"/>"building_id": 71,</text:p>
      <text:p text:style-name="P47"><text:s text:c="16"/>"activity": "CSC373-TUT",</text:p>
      <text:p text:style-name="P47"><text:s text:c="16"/>"start_time": "18:00:00",</text:p>
      <text:p text:style-name="P47"><text:s text:c="16"/>"end_time": "21:00:00",</text:p>
      <text:p text:style-name="P47"><text:s text:c="16"/>"weekday": "Friday"</text:p>
      <text:p text:style-name="P47"><text:s text:c="12"/>}</text:p>
      <text:p text:style-name="P47"><text:s text:c="8"/>],</text:p>
      <text:p text:style-name="P47"><text:s text:c="8"/>"bookings": [</text:p>
      <text:p text:style-name="P47"><text:s text:c="12"/>{</text:p>
      <text:p text:style-name="P47"><text:s text:c="16"/>"booking_id": 3,</text:p>
      <text:p text:style-name="P47"><text:s text:c="16"/>"user_id": 1,</text:p>
      <text:p text:style-name="P47"><text:s text:c="16"/>"classroom_id": 2,</text:p>
      <text:p text:style-name="P47"><text:soft-page-break/><text:s text:c="16"/>"building_id": 79,</text:p>
      <text:p text:style-name="P47"><text:s text:c="16"/>"message": "PLaying WoW ",</text:p>
      <text:p text:style-name="P47"><text:s text:c="16"/>"tags": "WOW",</text:p>
      <text:p text:style-name="P47"><text:s text:c="16"/>"start_time": "12:30:00",</text:p>
      <text:p text:style-name="P47"><text:s text:c="16"/>"end_time": "13:30:00",</text:p>
      <text:p text:style-name="P47"><text:s text:c="16"/>"booking_date": "2017-03-24T04:00:00.000Z"</text:p>
      <text:p text:style-name="P47"><text:s text:c="12"/>},</text:p>
      <text:p text:style-name="P47"><text:s text:c="12"/>{</text:p>
      <text:p text:style-name="P47"><text:s text:c="16"/>"booking_id": 4,</text:p>
      <text:p text:style-name="P47"><text:s text:c="16"/>"user_id": 1,</text:p>
      <text:p text:style-name="P47"><text:s text:c="16"/>"classroom_id": 2,</text:p>
      <text:p text:style-name="P47"><text:s text:c="16"/>"building_id": 79,</text:p>
      <text:p text:style-name="P47"><text:s text:c="16"/>"message": "PLaying WoW ",</text:p>
      <text:p text:style-name="P47"><text:s text:c="16"/>"tags": "WOW",</text:p>
      <text:p text:style-name="P47"><text:s text:c="16"/>"start_time": "12:30:00",</text:p>
      <text:p text:style-name="P47"><text:s text:c="16"/>"end_time": "13:30:00",</text:p>
      <text:p text:style-name="P47"><text:s text:c="16"/>"booking_date": "2017-03-24T04:00:00.000Z"</text:p>
      <text:p text:style-name="P47"><text:s text:c="12"/>}</text:p>
      <text:p text:style-name="P47"><text:s text:c="8"/>]</text:p>
      <text:p text:style-name="P47"><text:s text:c="4"/>}</text:p>
      <text:p text:style-name="P47">}</text:p>
      <text:p text:style-name="P1"/>
      <text:p text:style-name="P23">- <text:span text:style-name="T1">get_building_hours()</text:span></text:p>
      <text:p text:style-name="P21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5">{</text:p>
      <text:p text:style-name="P45"><text:s text:c="2"/>"schedule": {</text:p>
      <text:p text:style-name="P45"><text:s text:c="4"/>"Mon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Tues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Wednes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Thurs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Friday": [</text:p>
      <text:p text:style-name="P45"><text:s text:c="6"/>"08:00:00",</text:p>
      <text:p text:style-name="P45"><text:soft-page-break/><text:s text:c="6"/>"21:00:00"</text:p>
      <text:p text:style-name="P45"><text:s text:c="4"/>],</text:p>
      <text:p text:style-name="P45"><text:s text:c="4"/>"Saturday": [</text:p>
      <text:p text:style-name="P45"><text:s text:c="6"/>"10:00:00",</text:p>
      <text:p text:style-name="P45"><text:s text:c="6"/>"17:00:00"</text:p>
      <text:p text:style-name="P45"><text:s text:c="4"/>],</text:p>
      <text:p text:style-name="P45"><text:s text:c="4"/>"Sunday": [</text:p>
      <text:p text:style-name="P45"><text:s text:c="6"/>"10:00:00",</text:p>
      <text:p text:style-name="P45"><text:s text:c="6"/>"17:00:00"</text:p>
      <text:p text:style-name="P45"><text:s text:c="4"/>]</text:p>
      <text:p text:style-name="P45"><text:s text:c="2"/>}</text:p>
      <text:p text:style-name="P45">}</text:p>
      <text:p text:style-name="P27"/>
      <text:p text:style-name="P25">- <text:span text:style-name="T1">get_room_schedule()</text:span></text:p>
      <text:p text:style-name="P21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16">room_id</text:span></text:p>
      <text:p text:style-name="P12">Output: 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schedule_id": 4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 text:c="6"/>"end_time": "2017-03-27T19:00:00.000Z"</text:p>
      <text:p text:style-name="P34"><text:s text:c="4"/>},</text:p>
      <text:p text:style-name="P34"><text:s text:c="4"/>{</text:p>
      <text:p text:style-name="P34"><text:s text:c="6"/>"schedule_id": 5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 text:c="6"/>"end_time": "2017-03-27T19:00:00.000Z"</text:p>
      <text:p text:style-name="P34"><text:s text:c="4"/>}</text:p>
      <text:p text:style-name="P34"><text:s text:c="2"/>]</text:p>
      <text:p text:style-name="P34">}</text:p>
      <text:p text:style-name="P12"/>
      <text:p text:style-name="P25">- <text:span text:style-name="T1">get_building_schedule()</text:span></text:p>
      <text:p text:style-name="P21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8">building_id,</text:span></text:p>
      <text:p text:style-name="P12">Output: </text:p>
      <text:p text:style-name="P48"><text:soft-page-break/>{</text:p>
      <text:p text:style-name="P48"><text:s text:c="2"/>"status": "Success",</text:p>
      <text:p text:style-name="P48"><text:s text:c="2"/>"response": [</text:p>
      <text:p text:style-name="P48"><text:s text:c="4"/>{</text:p>
      <text:p text:style-name="P48"><text:s text:c="6"/>"schedule_id": 7,</text:p>
      <text:p text:style-name="P48"><text:s text:c="6"/>"classroom_id": 2,</text:p>
      <text:p text:style-name="P48"><text:s text:c="6"/>"building_id": 71,</text:p>
      <text:p text:style-name="P48"><text:s text:c="6"/>"activity": "CSC373-TUT",</text:p>
      <text:p text:style-name="P48"><text:s text:c="6"/>"start_time": "13:00:00",</text:p>
      <text:p text:style-name="P48"><text:s text:c="6"/>"end_time": "15:00:00",</text:p>
      <text:p text:style-name="P48"><text:s text:c="6"/>"weekday": "Friday"</text:p>
      <text:p text:style-name="P48"><text:s text:c="4"/>},</text:p>
      <text:p text:style-name="P48"><text:s text:c="4"/>{</text:p>
      <text:p text:style-name="P48"><text:s text:c="6"/>"schedule_id": 8,</text:p>
      <text:p text:style-name="P48"><text:s text:c="6"/>"classroom_id": 2,</text:p>
      <text:p text:style-name="P48"><text:s text:c="6"/>"building_id": 71,</text:p>
      <text:p text:style-name="P48"><text:s text:c="6"/>"activity": "CSC373-TUT",</text:p>
      <text:p text:style-name="P48"><text:s text:c="6"/>"start_time": "13:00:00",</text:p>
      <text:p text:style-name="P48"><text:s text:c="6"/>"end_time": "15:00:00",</text:p>
      <text:p text:style-name="P48"><text:s text:c="6"/>"weekday": "Friday"</text:p>
      <text:p text:style-name="P48"><text:s text:c="4"/>},</text:p>
      <text:p text:style-name="P48"><text:s text:c="4"/>{</text:p>
      <text:p text:style-name="P48"><text:s text:c="6"/>"schedule_id": 9,</text:p>
      <text:p text:style-name="P48"><text:s text:c="6"/>"classroom_id": 2,</text:p>
      <text:p text:style-name="P48"><text:s text:c="6"/>"building_id": 71,</text:p>
      <text:p text:style-name="P48"><text:s text:c="6"/>"activity": "CSC373-TUT",</text:p>
      <text:p text:style-name="P48"><text:s text:c="6"/>"start_time": "18:00:00",</text:p>
      <text:p text:style-name="P48"><text:s text:c="6"/>"end_time": "21:00:00",</text:p>
      <text:p text:style-name="P48"><text:s text:c="6"/>"weekday": "Friday"</text:p>
      <text:p text:style-name="P48"><text:s text:c="4"/>}</text:p>
      <text:p text:style-name="P48"><text:s text:c="2"/>]</text:p>
      <text:p text:style-name="P48">}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31T02:18:00.995704359</dc:date>
    <meta:editing-duration>P2DT2H41M1S</meta:editing-duration>
    <meta:editing-cycles>33</meta:editing-cycles>
    <meta:generator>LibreOffice/4.2.8.2$Linux_X86_64 LibreOffice_project/420m0$Build-2</meta:generator>
    <meta:document-statistic meta:table-count="0" meta:image-count="0" meta:object-count="0" meta:page-count="9" meta:paragraph-count="408" meta:word-count="836" meta:character-count="9095" meta:non-whitespace-character-count="6360"/>
  </office:meta>
</office:document-meta>
</file>